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Helvetica Neue',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paragraph-properties fo:margin-top="0in" fo:margin-bottom="0.0937in" fo:orphans="2" fo:widows="2"/>
      <style:text-properties fo:font-variant="normal" fo:text-transform="none" fo:color="#575757" style:font-name="Open Sans" fo:font-size="10.5pt" fo:letter-spacing="normal" fo:font-style="normal" fo:font-weight="normal" style:font-weight-asian="normal" style:font-weight-complex="normal"/>
    </style:style>
    <style:style style:name="P3" style:family="paragraph" style:parent-style-name="Text_20_body" style:list-style-name="L1">
      <style:paragraph-properties fo:margin-top="0in" fo:margin-bottom="0.0937in" fo:orphans="2" fo:widows="2"/>
      <style:text-properties fo:font-variant="normal" fo:text-transform="none" fo:color="#575757" style:font-name="Open Sans" fo:font-size="10.5pt" fo:letter-spacing="normal" fo:font-style="normal" fo:font-weight="bold" style:font-weight-asian="bold" style:font-weight-complex="bold"/>
    </style:style>
    <style:style style:name="P4" style:family="paragraph" style:parent-style-name="Text_20_body">
      <style:paragraph-properties fo:margin-top="0in" fo:margin-bottom="0.0937in" fo:orphans="2" fo:widows="2"/>
      <style:text-properties fo:font-variant="normal" fo:text-transform="none" fo:color="#575757" style:font-name="Open Sans" fo:font-size="10.5pt" fo:letter-spacing="normal" fo:font-style="normal" fo:font-weight="normal" style:font-weight-asian="normal" style:font-weight-complex="normal"/>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91652320784983955" text:style-name="L1">
        <text:list-item>
          <text:p text:style-name="P3">What is the purpose of the react-router?</text:p>
        </text:list-item>
      </text:list>
      <text:p text:style-name="P2">Using react-router give you the opertunity to route to different pages within your application. Creating a multi page site.</text:p>
      <text:p text:style-name="P2"/>
      <text:list xml:id="list36636811" text:continue-numbering="true" text:style-name="L1">
        <text:list-item>
          <text:p text:style-name="P3">Briefly discuss what a hash router is.</text:p>
        </text:list-item>
      </text:list>
      <text:p text:style-name="P2">It uses URL hash. Where HashRouter will display as domain.com/#/route and BrowserRouter will display as domain.com/route. If you want to support legacy browsers you should stick with HashRouter.</text:p>
      <text:p text:style-name="P2"/>
      <text:list xml:id="list36655000" text:continue-numbering="true" text:style-name="L1">
        <text:list-item>
          <text:p text:style-name="P3">What is a ref?</text:p>
        </text:list-item>
      </text:list>
      <text:p text:style-name="P2">It is a attribute on input. And it can be used to reference to that element. And it must be unique like an ID.</text:p>
      <text:p text:style-name="P2"/>
      <text:list xml:id="list36639205" text:continue-numbering="true" text:style-name="L1">
        <text:list-item>
          <text:p text:style-name="P3">Briefly discuss the render method.</text:p>
        </text:list-item>
      </text:list>
      <text:p text:style-name="P2">The render method should returns the XML (html like) that should be displayed for that component. With the use of {code} brackets you can write code inside the return. The render will update on state change or forceupdate.</text:p>
      <text:p text:style-name="P2"/>
      <text:list xml:id="list36648973" text:continue-numbering="true" text:style-name="L1">
        <text:list-item>
          <text:p text:style-name="P3">What is state in react?</text:p>
        </text:list-item>
      </text:list>
      <text:p text:style-name="P2">React components state is an object that contain information. The information within this object determine how the component should render and behave. In this way you can create dynamic and interactive components.</text:p>
      <text:p text:style-name="P2"/>
      <text:list xml:id="list36643869" text:continue-numbering="true" text:style-name="L1">
        <text:list-item>
          <text:p text:style-name="P3">What does the exact attribute do on the route tag?</text:p>
        </text:list-item>
      </text:list>
      <text:p text:style-name="P2">If you have this attribute it will match path exactly by default.</text:p>
      <text:p text:style-name="P2"/>
      <text:list xml:id="list36639560" text:continue-numbering="true" text:style-name="L1">
        <text:list-item>
          <text:p text:style-name="P3">What is babel?</text:p>
        </text:list-item>
      </text:list>
      <text:p text:style-name="P2">A JavaScript transpiler that converts edge JavaScript into plain old ES5 JavaScript that can run in any browser. For example () =&gt; {} fat arrow functions, classes and so on.</text:p>
      <text:p text:style-name="P2"/>
      <text:list xml:id="list36667110" text:continue-numbering="true" text:style-name="L1">
        <text:list-item>
          <text:p text:style-name="P3">What is react-router-dom?</text:p>
        </text:list-item>
      </text:list>
      <text:p text:style-name="P2">It is a package you can use in your project to create a multipage project.</text:p>
      <text:p text:style-name="P2"/>
      <text:list xml:id="list36656925" text:continue-numbering="true" text:style-name="L1">
        <text:list-item>
          <text:p text:style-name="P3">Please style the application created inside this lesson as you see fit. Marks will be awarded for creativity and the proper use of BEM and partials inside sass.</text:p>
        </text:list-item>
      </text:list>
      <text:p text:style-name="P2"><text:a xlink:type="simple" xlink:href="https://github.com/Hortasha/Noroff-ReactApp" text:style-name="Internet_20_link" text:visited-style-name="Visited_20_Internet_20_Link">https://github.com/Hortasha/Noroff-ReactApp</text:a></text:p>
      <text:p text:style-name="P2"/>
      <text:list xml:id="list36661744" text:continue-numbering="true" text:style-name="L1">
        <text:list-item>
          <text:p text:style-name="P3">As you may have noticed the search functionality is partially working. When you remove a letter from the search its doesn’t return that proper object. Please fix this bug.</text:p>
        </text:list-item>
      </text:list>
      <text:p text:style-name="P2"><text:a xlink:type="simple" xlink:href="https://github.com/Hortasha/Noroff-ReactApp" text:style-name="Internet_20_link" text:visited-style-name="Visited_20_Internet_20_Link">https://github.com/Hortasha/Noroff-ReactApp</text:a></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Helvetica Neue',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2M45S</meta:editing-duration>
    <meta:editing-cycles>4</meta:editing-cycles>
    <meta:generator>OpenOffice/4.1.4$Win32 OpenOffice.org_project/414m5$Build-9788</meta:generator>
    <dc:date>2019-03-17T16:44:42.99</dc:date>
    <meta:document-statistic meta:table-count="0" meta:image-count="0" meta:object-count="0" meta:page-count="1" meta:paragraph-count="20" meta:word-count="311" meta:character-count="1850"/>
    <meta:user-defined meta:name="Info 1"/>
    <meta:user-defined meta:name="Info 2"/>
    <meta:user-defined meta:name="Info 3"/>
    <meta:user-defined meta:name="Info 4"/>
  </office:meta>
</office:document-meta>
</file>